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Arial1" svg:font-family="Arial" style:font-family-generic="swiss"/>
    <style:font-face style:name="CAAAAA+LiberationSans" svg:font-family="CAAAAA+Liberation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Standard">
      <style:paragraph-properties style:text-autospace="none"/>
      <style:text-properties style:font-name="Arial1" fo:font-size="10pt" style:font-name-asian="CAAAAA+LiberationSans" style:font-size-asian="10pt" style:font-name-complex="Arial1" style:font-size-complex="10pt"/>
    </style:style>
    <style:style style:name="P2" style:family="paragraph" style:parent-style-name="Standard">
      <style:paragraph-properties fo:text-align="start" style:justify-single-word="false" style:text-autospace="none"/>
      <style:text-properties style:font-name="Arial1" fo:font-size="10pt" style:font-name-asian="CAAAAA+LiberationSans" style:font-size-asian="10pt" style:font-name-complex="Arial1" style:font-size-complex="10pt"/>
    </style:style>
    <style:style style:name="P3" style:family="paragraph" style:parent-style-name="Standard">
      <style:paragraph-properties fo:text-align="start" style:justify-single-word="false" style:text-autospace="none"/>
      <style:text-properties style:font-name="Arial1" fo:font-size="10pt" fo:font-weight="bold" style:font-name-asian="CAAAAA+LiberationSans" style:font-size-asian="10pt" style:font-weight-asian="bold" style:font-name-complex="Arial1" style:font-size-complex="10pt" style:font-weight-complex="bold"/>
    </style:style>
    <style:style style:name="P4" style:family="paragraph" style:parent-style-name="Standard">
      <style:paragraph-properties fo:text-align="start" style:justify-single-word="false" style:text-autospace="none"/>
      <style:text-properties style:font-name="Arial1" fo:font-size="10pt" style:text-underline-style="solid" style:text-underline-width="auto" style:text-underline-color="font-color" fo:font-weight="bold" style:font-name-asian="CAAAAA+LiberationSans" style:font-size-asian="10pt" style:font-weight-asian="bold" style:font-name-complex="Arial1" style:font-size-complex="10pt" style:font-weight-complex="bold"/>
    </style:style>
    <style:style style:name="P5" style:family="paragraph" style:parent-style-name="Standard">
      <style:paragraph-properties fo:text-align="start" style:justify-single-word="false" style:text-autospace="none"/>
      <style:text-properties style:font-name="Arial1" fo:font-size="10pt" style:text-underline-style="solid" style:text-underline-width="auto" style:text-underline-color="font-color" style:font-name-asian="CAAAAA+LiberationSans" style:font-size-asian="10pt" style:font-name-complex="Arial1" style:font-size-complex="10pt"/>
    </style:style>
    <style:style style:name="P6" style:family="paragraph" style:parent-style-name="Standard">
      <style:paragraph-properties fo:text-align="start" style:justify-single-word="false" style:text-autospace="none"/>
    </style:style>
    <style:style style:name="T1" style:family="text">
      <style:text-properties style:font-name="Arial1" fo:font-size="10pt" style:font-name-asian="CAAAAA+LiberationSans" style:font-size-asian="10pt" style:font-name-complex="Arial1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athishkumar.J</text:p>
      <text:p text:style-name="P2"/>
      <text:p text:style-name="P2">10/157, Chinnaputhur,</text:p>
      <text:p text:style-name="P2">email:sathishjeganmca2014@gmail.com</text:p>
      <text:p text:style-name="P2">Mangalam (via), Tiruppur (DT),</text:p>
      <text:p text:style-name="P2">phone: +91 9566466079</text:p>
      <text:p text:style-name="P2">Tamil Nadu-641663.</text:p>
      <text:p text:style-name="P2"/>
      <text:p text:style-name="P4">CAREER OBJECTIVE</text:p>
      <text:p text:style-name="P2"/>
      <text:p text:style-name="P2">To attain a challenging position in a reputed firm that will provide me an opportunity to learn, excel and perform in a good environment.</text:p>
      <text:p text:style-name="P2"/>
      <text:p text:style-name="P4">EDUCATION</text:p>
      <text:p text:style-name="P2"/>
      <text:p text:style-name="P2">MCA -2014 – 7.2</text:p>
      <text:p text:style-name="P2">K.S.R. College of Engineering, </text:p>
      <text:p text:style-name="P2">Tiruchengode</text:p>
      <text:p text:style-name="P2"/>
      <text:p text:style-name="P2">BCA – 2011 - 61%</text:p>
      <text:p text:style-name="P2">Dr.N.G.P. Arts &amp; Science College, </text:p>
      <text:p text:style-name="P2">Coimbatore</text:p>
      <text:p text:style-name="P2"/>
      <text:p text:style-name="P2">XII - PalaniammalHr.SecSchool, 66 % <text:s/>2008</text:p>
      <text:p text:style-name="P2"/>
      <text:p text:style-name="P2"/>
      <text:p text:style-name="P2">X - Palaniammal.Hr.Sec. School, 62 % 2006</text:p>
      <text:p text:style-name="P5"/>
      <text:p text:style-name="P4">EXPERIENCE</text:p>
      <text:p text:style-name="P4"/>
      <text:p text:style-name="P6"><text:span text:style-name="T1">•Having 10 month of experience in International sales as a Business Development Executive</text:span></text:p>
      <text:p text:style-name="P2">in TechAffinity Global from May 2015 – March 2016</text:p>
      <text:p text:style-name="P2">Worked with Hapag Llyod as Customer Support Executoive from May 2014 – May 2015</text:p>
      <text:p text:style-name="P5"/>
      <text:p text:style-name="P4">ROLES &amp; RESPONSIBILITIES</text:p>
      <text:p text:style-name="P4"/>
      <text:p text:style-name="P6"><text:span text:style-name="T1">•Coordinate with management and clients to identify business development opportunities with</text:span></text:p>
      <text:p text:style-name="P2">existing and new clients.</text:p>
      <text:p text:style-name="P6"><text:span text:style-name="T1">• Work with the team to achieve short and long term revenue and profit growth.</text:span></text:p>
      <text:p text:style-name="P6"><text:span text:style-name="T1">• Update and maintain customer information database on regular basis.</text:span></text:p>
      <text:p text:style-name="P6"><text:span text:style-name="T1">• Screen all leads for accreditation eligibility before contacting the business.</text:span></text:p>
      <text:p text:style-name="P6"><text:span text:style-name="T1">• Lead Generation, Cold Calling, Maintaining Customer Relationship.</text:span></text:p>
      <text:p text:style-name="P6"><text:span text:style-name="T1">• Establish strong customer relationship by providing accurate and timely information to customers</text:span></text:p>
      <text:p text:style-name="P2">regarding inquiries such as products, pricing, quotes and issues/concerns.</text:p>
      <text:p text:style-name="P2"/>
      <text:p text:style-name="P4">EXTRA QUALIFICATION</text:p>
      <text:p text:style-name="P4"/>
      <text:p text:style-name="P6"><text:span text:style-name="T1">•Completed my MSE (Master in Software Engineering) Course and Secured B+ Grade in</text:span></text:p>
      <text:p text:style-name="P2">Apollo Computer Education.</text:p>
      <text:p text:style-name="P6"><text:span text:style-name="T1">•Completed my Madhyama and Rashtrabhasha Hindi Examination and passed in second</text:span></text:p>
      <text:p text:style-name="P2">class</text:p>
      <text:p text:style-name="P2">which has organized by Dakshina Bharat Hindi Parchar Sabha, Madras.</text:p>
      <text:p text:style-name="P2"/>
      <text:p text:style-name="P4">ACHIEVEMENTS</text:p>
      <text:p text:style-name="P4"/>
      <text:p text:style-name="P6"><text:span text:style-name="T1">• Won First prize in Quiz in Science Day Celebration in K.S.R.College of Engineering.</text:span></text:p>
      <text:p text:style-name="P6"><text:span text:style-name="T1">• Won First prize in Paper Presentation topic on impact of Social Networking in K.S.R College.</text:span></text:p>
      <text:p text:style-name="P6"><text:span text:style-name="T1">• Won First Prize in One Minute Speech Competition held in JKKM College of Technology.</text:span></text:p>
      <text:p text:style-name="P6"><text:span text:style-name="T1">• Won Second Prize in Paper Presentation topic on Impact of Social Networking in</text:span></text:p>
      <text:p text:style-name="P2"><text:soft-page-break/>Muthyammal</text:p>
      <text:p text:style-name="P2">Engineering College.</text:p>
      <text:p text:style-name="P6"><text:span text:style-name="T1">• Won Second Prize in Tirukural writing competition.</text:span></text:p>
      <text:p text:style-name="P6"><text:span text:style-name="T1">• Won Third prize in Marketing in K.S.R.College.</text:span></text:p>
      <text:p text:style-name="P6"><text:span text:style-name="T1">• Won ThirdprizeinEnglish Dramainngpfest’11 inDr.N.G.P Arts and Science College.</text:span></text:p>
      <text:p text:style-name="P6"><text:span text:style-name="T1">• Won Third prize in Tamil Remix Drama in ngpfest’10 in Dr.N.G.P Arts and Science College.</text:span></text:p>
      <text:p text:style-name="P6"><text:span text:style-name="T1">• Won Third prize in Debate in Science Day Celebration in K.S.R.College of Engineering on</text:span></text:p>
      <text:p text:style-name="P2">Nuclear power plant is Boon or Bane.</text:p>
      <text:p text:style-name="P6"><text:span text:style-name="T1">•Participated in Debugging competition in JKKM College of Technology.</text:span></text:p>
      <text:p text:style-name="P2"/>
      <text:p text:style-name="P4">POSITIONSOF RESPONSIBILITY</text:p>
      <text:p text:style-name="P4"/>
      <text:p text:style-name="P6"><text:span text:style-name="T1">•Organized an event in ZELOS13 – a National level technical symposium of MCA department</text:span></text:p>
      <text:p text:style-name="P2">function of K.S.R College of Engineering.</text:p>
      <text:p text:style-name="P6"><text:span text:style-name="T1">•Organizer of Surprise event in ZELOS12 – a National level technical symposium of MCA</text:span></text:p>
      <text:p text:style-name="P2">department function of K.S.R College of Engineering</text:p>
      <text:p text:style-name="P6"><text:span text:style-name="T1">•Coordinator of Surprise event in ZELOS11 – a National level technical symposium of MCA</text:span></text:p>
      <text:p text:style-name="P2">department function of K.S.R College of Engineering.</text:p>
      <text:p text:style-name="P6"><text:span text:style-name="T1">•Coordinator of Quiz event in EXPRESSIO’10 – a State level technical symposium of BCA</text:span></text:p>
      <text:p text:style-name="P2">department function of Dr.N.G.P Arts and Science College.</text:p>
      <text:p text:style-name="P6"><text:span text:style-name="T1">•Served as a class representative in school.</text:span></text:p>
      <text:p text:style-name="P2"/>
      <text:p text:style-name="P2"/>
      <text:p text:style-name="P4">EXTRA-CURRICULAR ACTIVITIES</text:p>
      <text:p text:style-name="P4"/>
      <text:p text:style-name="P6"><text:span text:style-name="T1">• Worked as an Active NSS Volunteer in my UG level and won best volunteer certificate.</text:span></text:p>
      <text:p text:style-name="P6"><text:span text:style-name="T1">• Attended the workshop on hacking and security conducted by CMS Computer Academy.</text:span></text:p>
      <text:p text:style-name="P6"><text:span text:style-name="T1">• Attended the National Level Workshop on Php-Mysql conducted by C Cube Technologies.</text:span></text:p>
      <text:p text:style-name="P6"><text:span text:style-name="T1">• Attended the National Level workshop on Recent Trends in IT conducted by mazenet</text:span></text:p>
      <text:p text:style-name="P2">technologies, Coimbatore.</text:p>
      <text:p text:style-name="P6"><text:span text:style-name="T1">•Attended Hardware &amp; Networking workshop conducted by Axel IT academy and computer</text:span></text:p>
      <text:p text:style-name="P2">center.</text:p>
      <text:p text:style-name="P2"/>
      <text:p text:style-name="P4">PERSONAL DETAILS</text:p>
      <text:p text:style-name="P4"/>
      <text:p text:style-name="P6"><text:span text:style-name="T1">• Father Name <text:s/>: Jeganathan.S</text:span></text:p>
      <text:p text:style-name="P6"><text:span text:style-name="T1">• Mother Name : Gandhimathi.J</text:span></text:p>
      <text:p text:style-name="P6"><text:span text:style-name="T1">• Nationality <text:s text:c="4"/>: Indian</text:span></text:p>
      <text:p text:style-name="P6"><text:span text:style-name="T1">• Hobbies <text:s text:c="9"/>: Listening to Music, Solving puzzles &amp; Riddles,</text:span></text:p>
      <text:p text:style-name="P2"><text:tab/> <text:s text:c="18"/>Reading Tales, Books, and Playing Carrom.</text:p>
      <text:p text:style-name="P6"><text:span text:style-name="T1">• Date of Birth <text:s/>: 01/11/1990</text:span></text:p>
      <text:p text:style-name="P6"><text:span text:style-name="T1">• Age <text:s text:c="15"/>:25</text:span></text:p>
      <text:p text:style-name="P6"><text:span text:style-name="T1">• Languages known: Tamil, English.</text:span></text:p>
      <text:p text:style-name="P2"/>
      <text:p text:style-name="P4">DECLARATION</text:p>
      <text:p text:style-name="P4"/>
      <text:p text:style-name="P2">I, Sathishkumar.J, hereby declare that above stated information is true to my knowledge,</text:p>
      <text:p text:style-name="P2"/>
      <text:p text:style-name="P1">[Sathishkumar.J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Arial1" svg:font-family="Arial" style:font-family-generic="swiss"/>
    <style:font-face style:name="CAAAAA+LiberationSans" svg:font-family="CAAAAA+Liberation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5-20T15:21:26.93</meta:creation-date>
    <meta:document-statistic meta:table-count="0" meta:image-count="0" meta:object-count="0" meta:page-count="2" meta:paragraph-count="80" meta:word-count="607" meta:character-count="3983"/>
    <dc:date>2016-05-20T15:22:16.43</dc:date>
    <meta:editing-duration>PT49S</meta:editing-duration>
    <meta:editing-cycles>1</meta:editing-cycles>
    <meta:generator>OpenOffice/4.1.1$Win32 OpenOffice.org_project/411m6$Build-9775</meta:generator>
  </office:meta>
</office:document-meta>
</file>